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c0c0" officeooo:paragraph-rsid="001cc0c0"/>
    </style:style>
    <style:style style:name="P2" style:family="paragraph" style:parent-style-name="Standard">
      <style:text-properties officeooo:rsid="001eb20e" officeooo:paragraph-rsid="001eb20e"/>
    </style:style>
    <style:style style:name="P3" style:family="paragraph" style:parent-style-name="Standard">
      <style:text-properties officeooo:rsid="001eb5c0" officeooo:paragraph-rsid="001eb5c0"/>
    </style:style>
    <style:style style:name="P4" style:family="paragraph" style:parent-style-name="Standard">
      <style:text-properties officeooo:rsid="001ff343" officeooo:paragraph-rsid="001ff343"/>
    </style:style>
    <style:style style:name="P5" style:family="paragraph" style:parent-style-name="Standard">
      <style:text-properties officeooo:rsid="0021519c" officeooo:paragraph-rsid="0021519c"/>
    </style:style>
    <style:style style:name="P6" style:family="paragraph" style:parent-style-name="Standard">
      <style:text-properties officeooo:rsid="0022c67f" officeooo:paragraph-rsid="0022c67f"/>
    </style:style>
    <style:style style:name="P7" style:family="paragraph" style:parent-style-name="Standard">
      <style:text-properties officeooo:rsid="00235266" officeooo:paragraph-rsid="00235266"/>
    </style:style>
    <style:style style:name="P8" style:family="paragraph" style:parent-style-name="Standard">
      <style:text-properties officeooo:rsid="00235266" officeooo:paragraph-rsid="00235266"/>
    </style:style>
    <style:style style:name="P9" style:family="paragraph" style:parent-style-name="Standard">
      <style:text-properties officeooo:rsid="002b81d4" officeooo:paragraph-rsid="002b81d4"/>
    </style:style>
    <style:style style:name="P10" style:family="paragraph" style:parent-style-name="Standard">
      <style:text-properties officeooo:rsid="002c308f" officeooo:paragraph-rsid="002c308f"/>
    </style:style>
    <style:style style:name="P11" style:family="paragraph" style:parent-style-name="Standard">
      <style:text-properties officeooo:rsid="002e1ca3" officeooo:paragraph-rsid="002e1ca3"/>
    </style:style>
    <style:style style:name="P12" style:family="paragraph" style:parent-style-name="Standard">
      <style:text-properties officeooo:rsid="002fc643" officeooo:paragraph-rsid="002fc643"/>
    </style:style>
    <style:style style:name="P13" style:family="paragraph" style:parent-style-name="Standard">
      <style:text-properties officeooo:rsid="0030b352" officeooo:paragraph-rsid="0030b352"/>
    </style:style>
    <style:style style:name="P14" style:family="paragraph" style:parent-style-name="Standard">
      <style:text-properties officeooo:rsid="0032944e" officeooo:paragraph-rsid="0032944e"/>
    </style:style>
    <style:style style:name="P15" style:family="paragraph" style:parent-style-name="Standard">
      <style:text-properties officeooo:rsid="0033425d" officeooo:paragraph-rsid="0033425d"/>
    </style:style>
    <style:style style:name="P16" style:family="paragraph" style:parent-style-name="Standard">
      <style:text-properties officeooo:rsid="003452b4" officeooo:paragraph-rsid="003452b4"/>
    </style:style>
    <style:style style:name="T1" style:family="text">
      <style:text-properties officeooo:rsid="001ff343"/>
    </style:style>
    <style:style style:name="T2" style:family="text">
      <style:text-properties officeooo:rsid="0021519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at zijn containers</text:p>
      <text:p text:style-name="P1">waarom containers</text:p>
      <text:p text:style-name="P1">introductie docker</text:p>
      <text:p text:style-name="P1">werken met docker</text:p>
      <text:p text:style-name="P1"/>
      <text:p text:style-name="P1">workshop</text:p>
      <text:p text:style-name="P1">installeren docker</text:p>
      <text:p text:style-name="P1">opzetten en draaien containers</text:p>
      <text:p text:style-name="P1"/>
      <text:p text:style-name="P1">wat is een containers</text:p>
      <text:p text:style-name="P1"/>
      <text:p text:style-name="P1">de virtualisatie</text:p>
      <text:p text:style-name="P1">standaard concept</text:p>
      <text:p text:style-name="P1">stukje hardware waar we systemen die anders normalitair direct op verschillende fysieke compuitersystemen instaleren </text:p>
      <text:p text:style-name="P1"/>
      <text:p text:style-name="P1">versimpelen van management en resources</text:p>
      <text:p text:style-name="P1"/>
      <text:p text:style-name="P1">systeem om te testen met meerdere componenten die je anders op meerdere machines moet draaien die kan je dan op een machine draaaien als ware het dat je meerdere systemen hebt.</text:p>
      <text:p text:style-name="P1"/>
      <text:p text:style-name="P1">Je kan ook zaken die je eigenlijk niet samen op 1 machine kan draaien nu wel op 1 machine kan hebben.</text:p>
      <text:p text:style-name="P1"/>
      <text:p text:style-name="P1">BV een demo omgeving op 1 laptop.</text:p>
      <text:p text:style-name="P1"/>
      <text:p text:style-name="P1">Als een server uitvalt kan je makkelijk overstappen op een nieuwe omgeving.</text:p>
      <text:p text:style-name="P1"/>
      <text:p text:style-name="P1">Als je meerdere virtuele omgevingen heb kun je makkelijk virtuele machines overzetten naar een andere omgeving.</text:p>
      <text:p text:style-name="P1"/>
      <text:p text:style-name="P1">Uitbreiden gaat ook makkelijker en resources overzetten.</text:p>
      <text:p text:style-name="P1"/>
      <text:p text:style-name="P1"/>
      <text:p text:style-name="P1">Wat is een container</text:p>
      <text:p text:style-name="P1">versimpeling in de virtuele omgeving.</text:p>
      <text:p text:style-name="P1">Tradiotionele stack van een virtuele omgevingen</text:p>
      <text:p text:style-name="P1">Ergens draait een os met daarop de vm</text:p>
      <text:p text:style-name="P1">De virtuele server gedraagd zich als een fysieke machine die compleet geinstalleerd en onderhouden worden.</text:p>
      <text:p text:style-name="P1"/>
      <text:p text:style-name="P1">De container</text:p>
      <text:p text:style-name="P1">in de basis is een stukje hardware met een os.</text:p>
      <text:p text:style-name="P1">Ip van een vm-server draait een containerserver</text:p>
      <text:p text:style-name="P1">een container kan rechtsreeks een container draaien.</text:p>
      <text:p text:style-name="P1">Een container is een voorgeconfiogureerde omgeving.</text:p>
      <text:p text:style-name="P1">Het enige wat de container moet weten welke applicatie gedraaid moet worden.</text:p>
      <text:p text:style-name="P1">1 applicatie in 1 container.</text:p>
      <text:p text:style-name="P1">Container is een simpele schil waarin een applicatie draait.</text:p>
      <text:p text:style-name="P2">Een tradsitionele virtuele host heeft meerdere applicatie draaien die dan onderling minder makkelijk schaalbaar zijn.</text:p>
      <text:p text:style-name="P2"/>
      <text:p text:style-name="P2"><text:soft-page-break/>Linux namespaces mogelijk een deel van het os in te zetten voor een deelomgeving (applicatie).</text:p>
      <text:p text:style-name="P2"/>
      <text:p text:style-name="P2">Nog simpeler management geen guest os’s op elke vs maar 1 os van de host.</text:p>
      <text:p text:style-name="P2">Eenvoudiger apps maken</text:p>
      <text:p text:style-name="P2"/>
      <text:p text:style-name="P2"/>
      <text:p text:style-name="P2"/>
      <text:p text:style-name="P2">nadelen</text:p>
      <text:p text:style-name="P2">meer configuratie</text:p>
      <text:p text:style-name="P2">weegt op tegen de configuratie van een aparte virtuele machine.</text:p>
      <text:p text:style-name="P2"/>
      <text:p text:style-name="P2">Docker</text:p>
      <text:p text:style-name="P2">populaire container implementatie.</text:p>
      <text:p text:style-name="P2"/>
      <text:p text:style-name="P2"/>
      <text:p text:style-name="P2">Docker structuur</text:p>
      <text:p text:style-name="P2">images</text:p>
      <text:p text:style-name="P2">containerserverimage bevat alles wat generiek en onveranderbaar is</text:p>
      <text:p text:style-name="P2">container is geconfigureerd</text:p>
      <text:p text:style-name="P2"><text:tab/>geheugen</text:p>
      <text:p text:style-name="P2"><text:tab/>eind configuratie applicaties<text:tab/></text:p>
      <text:p text:style-name="P2"><text:tab/>io/logging/etc</text:p>
      <text:p text:style-name="P2"><text:tab/>connectie buitenwereld/andere containers</text:p>
      <text:p text:style-name="P2"/>
      <text:p text:style-name="P2">elk image is een snapshop en wordt gemaakt van een ander image (stacking).</text:p>
      <text:p text:style-name="P2"/>
      <text:p text:style-name="P2">1 image hoeft maar 1 keer te bestaan waar je meerdere sub-images met alleen de verschillen in zitten.</text:p>
      <text:p text:style-name="P2">Een image is onveranderbaar en als er een fout in zit kan je hem alleeen maar weggooien en opnieuw maken.</text:p>
      <text:p text:style-name="P2"/>
      <text:p text:style-name="P2">Container is een configuratiebestand.</text:p>
      <text:p text:style-name="P3">19:42</text:p>
      <text:p text:style-name="P3">Docker strucktuur ???</text:p>
      <text:p text:style-name="P3"/>
      <text:p text:style-name="P3">Stel je hebt een postgressql heeft een image versie die je kunt downloaden.van het internet.</text:p>
      <text:p text:style-name="P3"/>
      <text:p text:style-name="P3">Container is doorgebouwd op 1 van de images die je al het draaien en vanuit dat image start je 1 of meerdere containers op.</text:p>
      <text:p text:style-name="P3">Alle containers kunnen <text:span text:style-name="T1">onderling </text:span>met elkaar communiceren op dezelfde manier als je virtuele machines met elkaar kunt laten comuniceren.</text:p>
      <text:p text:style-name="P3"/>
      <text:p text:style-name="P3">Containers moet je configureren om verkeer van buitenaf te kunnen ontvangen.</text:p>
      <text:p text:style-name="P3"/>
      <text:p text:style-name="P3"/>
      <text:p text:style-name="P4">Je kan een container niet makkelijk van grote hoeveelheden storage verzien het zou wel kunnen maar is niet efficient.</text:p>
      <text:p text:style-name="P4">Je zou de bazisstorage meer op een traditionele manier doen die je gebruikt vanuit je containers gebruikt aanspreekt.</text:p>
      <text:p text:style-name="P4"/>
      <text:p text:style-name="P4">Installeren van docker.</text:p>
      <text:p text:style-name="P4">Google op docker install</text:p>
      <text:p text:style-name="P4"><text:soft-page-break/>client en een server engine</text:p>
      <text:p text:style-name="P4"/>
      <text:p text:style-name="P4">docker version <text:span text:style-name="T2">(om te zien wat er is geinstalleerd)</text:span></text:p>
      <text:p text:style-name="P4"/>
      <text:p text:style-name="P5">docker run hello-world</text:p>
      <text:p text:style-name="P5"/>
      <text:p text:style-name="P5">docker run is een samenvoeging van verschillende commando’s</text:p>
      <text:p text:style-name="P5"/>
      <text:p text:style-name="P5">hello-world is een publieke versie</text:p>
      <text:p text:style-name="P5">omdat er niks achter staat gaat hij opzoek naar de laatste versie.</text:p>
      <text:p text:style-name="P5">Omdat er geen lokale image aanwezig is</text:p>
      <text:p text:style-name="P5">haalt hij van de hub.docker.com gaat pullen.</text:p>
      <text:p text:style-name="P5"/>
      <text:p text:style-name="P5">Heeft direkt een conatiner aangemaakt en direkt opgestart.</text:p>
      <text:p text:style-name="P5">Image gedownload en container aangemaakt en container opgestart.</text:p>
      <text:p text:style-name="P5"/>
      <text:p text:style-name="P5"/>
      <text:p text:style-name="P6">docker images </text:p>
      <text:p text:style-name="P6">geeft een lijst van images die je op je machine hebt.</text:p>
      <text:p text:style-name="P6"/>
      <text:p text:style-name="P6">docker ps -a</text:p>
      <text:p text:style-name="P6">lijst van alle containers die je hebt draaien</text:p>
      <text:p text:style-name="P6">de -a geeft ook de containers die hebben gedraait</text:p>
      <text:p text:style-name="P6"/>
      <text:p text:style-name="P7">container opnieuw opstarten met naam</text:p>
      <text:p text:style-name="P7">container verwijderen op naam of op id</text:p>
      <text:p text:style-name="P7"/>
      <text:p text:style-name="P7"/>
      <text:p text:style-name="P7"/>
      <text:p text:style-name="P7"/>
      <text:p text:style-name="P9">Les 2</text:p>
      <text:p text:style-name="P9"/>
      <text:p text:style-name="P9">Docker network modus</text:p>
      <text:p text:style-name="P9">bridged network modus</text:p>
      <text:p text:style-name="P9"/>
      <text:p text:style-name="P9">Docker 101 les 2</text:p>
      <text:p text:style-name="P9"/>
      <text:p text:style-name="P9">Praktijk</text:p>
      <text:p text:style-name="P9"/>
      <text:p text:style-name="P9">commit develop share</text:p>
      <text:p text:style-name="P9"/>
      <text:p text:style-name="P9">docker pull <text:s text:c="5"/>download image van de registry</text:p>
      <text:p text:style-name="P9">docker create &lt;image_id&gt; <text:s/>make container van de image (hexadecimale id)</text:p>
      <text:p text:style-name="P9">docker start &lt;container_id&gt; start container alleen als die gevonden kan worden.</text:p>
      <text:p text:style-name="P9"/>
      <text:p text:style-name="P9"/>
      <text:p text:style-name="P9">Docker images</text:p>
      <text:p text:style-name="P9">docker ps</text:p>
      <text:p text:style-name="P9">docker ps -a</text:p>
      <text:p text:style-name="P9">docker rm &lt;container_id&gt;</text:p>
      <text:p text:style-name="P9">docker rmi &lt;image_id&gt;</text:p>
      <text:p text:style-name="P9"/>
      <text:p text:style-name="P9"><text:soft-page-break/>maken eigen image</text:p>
      <text:p text:style-name="P9"/>
      <text:p text:style-name="P9">maak een tijdelijke directory</text:p>
      <text:p text:style-name="P9">Maak een nieuw text bestand “Dockerfile” let op geen extensie</text:p>
      <text:p text:style-name="P9">Kopieer de Jar file met je applicaties</text:p>
      <text:p text:style-name="P9"/>
      <text:p text:style-name="P10">docker website verschil copy en add</text:p>
      <text:p text:style-name="P10">advies gebruik copy als je een lokaal bestand in je image wil zetten.</text:p>
      <text:p text:style-name="P10"/>
      <text:p text:style-name="P10">Entrypoint is een vertaling van hoe je het bestand opgestart zou hebben via de commandline 19:30</text:p>
      <text:p text:style-name="P10"/>
      <text:p text:style-name="P10">sudo docker build -t &lt;naam&gt; . <text:s/>(de punt is belangrijk)</text:p>
      <text:p text:style-name="P11">bouwen van het image</text:p>
      <text:p text:style-name="P11">als je de Dockerfile corrigeerd en opnieuw bouwt dan zou hij het image moeten vervangen</text:p>
      <text:p text:style-name="P11"/>
      <text:p text:style-name="P11">docker run –name &lt;container_name&gt; &lt;image_id/name&gt;</text:p>
      <text:p text:style-name="P11">docker container run –name &lt;container_name&gt; &lt;image_id/name&gt;</text:p>
      <text:p text:style-name="P11">docker container create –name &lt;container_name&gt; &lt;image_id/name&gt;</text:p>
      <text:p text:style-name="P11">docker container run &lt;container_name&gt;</text:p>
      <text:p text:style-name="P11"/>
      <text:p text:style-name="P11">sudo docker run –name cdacase cdcase</text:p>
      <text:p text:style-name="P11"/>
      <text:p text:style-name="P11"/>
      <text:p text:style-name="P11">Caused by: javax.persistence.PersistenceException: [PersistenceUnit: default] Unable to build Hibernate SessionFactory; nested exception is java.lang.RuntimeException: Driver org.postgresql.Driver claims to not accept jdbcUrl, jdbc:postgresql://${postgresql.path}</text:p>
      <text:p text:style-name="P11"><text:tab/>at org.springframework.orm.jpa.AbstractEntityManagerFactoryBean.buildNativeEntityManagerFactory(AbstractEntityManagerFactoryBean.java:403)</text:p>
      <text:p text:style-name="P11"><text:tab/>at org.springframework.orm.jpa.AbstractEntityManagerFactoryBean.afterPropertiesSet(AbstractEntityManagerFactoryBean.java:378)</text:p>
      <text:p text:style-name="P11"><text:tab/>at org.springframework.orm.jpa.LocalContainerEntityManagerFactoryBean.afterPropertiesSet(LocalContainerEntityManagerFactoryBean.java:341)</text:p>
      <text:p text:style-name="P11"><text:tab/>at org.springframework.beans.factory.support.AbstractAutowireCapableBeanFactory.invokeInitMethods(AbstractAutowireCapableBeanFactory.java:1853)</text:p>
      <text:p text:style-name="P11"><text:tab/>at org.springframework.beans.factory.support.AbstractAutowireCapableBeanFactory.initializeBean(AbstractAutowireCapableBeanFactory.java:1790)</text:p>
      <text:p text:style-name="P11"><text:tab/>... 25 common frames omitted</text:p>
      <text:p text:style-name="P11">Caused by: java.lang.RuntimeException: Driver org.postgresql.Driver claims to not accept jdbcUrl, jdbc:postgresql://${postgresql.path}</text:p>
      <text:p text:style-name="P11"/>
      <text:p text:style-name="P12">De configuratie zit niet in het image</text:p>
      <text:p text:style-name="P12">Het postgrespath zit niet het image</text:p>
      <text:p text:style-name="P12"/>
      <text:p text:style-name="P12">Docker compose </text:p>
      <text:p text:style-name="P12">de configuratie van de containers</text:p>
      <text:p text:style-name="P12">docker-compose.yml</text:p>
      <text:p text:style-name="P13">19:58</text:p>
      <text:p text:style-name="P13"><text:soft-page-break/>docker-compose up</text:p>
      <text:p text:style-name="P13">docker-compose -f &lt;compose_bestandsnaam&gt; up</text:p>
      <text:p text:style-name="P13"/>
      <text:p text:style-name="P15">docker-compose installeren met sudo apt install docker-compose</text:p>
      <text:p text:style-name="P13"/>
      <text:p text:style-name="P13">compose </text:p>
      <text:p text:style-name="P13">services</text:p>
      <text:p text:style-name="P13">service container</text:p>
      <text:p text:style-name="P13"/>
      <text:p text:style-name="P13"/>
      <text:p text:style-name="P14">Voorgevulde database postgres</text:p>
      <text:p text:style-name="P14">Standaard Postgresql image</text:p>
      <text:p text:style-name="P14">maak container van de standaard image</text:p>
      <text:p text:style-name="P14">configureer de database</text:p>
      <text:p text:style-name="P14">stop de container</text:p>
      <text:p text:style-name="P14">maak een image van de container met database</text:p>
      <text:p text:style-name="P14">verwijder de container</text:p>
      <text:p text:style-name="P14"/>
      <text:p text:style-name="P14"/>
      <text:p text:style-name="P16">cloud omgevingen voorgeconfigureerde docker images exporteren.</text:p>
      <text:p text:style-name="P16"/>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7T19:16:30.212944048</meta:creation-date>
    <dc:date>2021-11-04T00:04:00.530242825</dc:date>
    <meta:editing-duration>PT1H43M44S</meta:editing-duration>
    <meta:editing-cycles>2</meta:editing-cycles>
    <meta:generator>LibreOffice/6.4.7.2$Linux_X86_64 LibreOffice_project/40$Build-2</meta:generator>
    <meta:document-statistic meta:table-count="0" meta:image-count="0" meta:object-count="0" meta:page-count="5" meta:paragraph-count="136" meta:word-count="904" meta:character-count="6699" meta:non-whitespace-character-count="5909"/>
  </office:meta>
</office:document-meta>
</file>